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eparation</text:h>
      <text:p text:style-name="Text_20_body">Make sure that relevant directories are empty</text:p>
      <text:list xml:id="list534049258" text:style-name="L1">
        <text:list-item>
          <text:p text:style-name="P1">/usr/share/ovirt-engine/ui-plugins/</text:p>
        </text:list-item>
        <text:list-item>
          <text:p text:style-name="P1">/etc/ovirt-engine/ui-plugins/</text:p>
        </text:list-item>
      </text:list>
      <text:h text:style-name="Heading_20_1" text:outline-level="1">(1) Write plugin descriptor</text:h>
      <text:p text:style-name="Standard">vim /usr/share/ovirt-engine/ui-plugins/hello-world.json</text:p>
      <text:p text:style-name="Code_20_Block">{ <text:line-break/><text:tab/>"name": "HelloWorld", <text:line-break/> <text:tab/>"url": "/webadmin/webadmin/plugin/HelloWorld/start.html", <text:line-break/> <text:tab/>"config": { "oVirtLink": "http://www.ovirt.org/" }, <text:line-break/> <text:tab/>"resourcePath": "hello-files" <text:line-break/>}</text:p>
      <text:h text:style-name="Heading_20_1" text:outline-level="1">(2) Write plugin host page</text:h>
      <text:p text:style-name="Standard">mkdir /usr/share/ovirt-engine/ui-plugins/hello-files</text:p>
      <text:p text:style-name="Standard">vim /usr/share/ovirt-engine/ui-plugins/hello-files/start.html</text:p>
      <text:p text:style-name="Code_20_Block">&lt;!DOCTYPE html&gt; <text:line-break/>&lt;html&gt; &lt;head&gt; <text:line-break/>&lt;script&gt; <text:line-break/><text:tab/>var api = parent.pluginApi('HelloWorld'); <text:line-break/> <text:tab/>api.register({ <text:line-break/><text:tab/><text:tab/>UiInit: function() { <text:line-break/><text:tab/><text:tab/><text:tab/>window.alert('Hello world!');<text:line-break/><text:tab/><text:tab/>}<text:line-break/><text:tab/>}); <text:line-break/> <text:tab/>api.ready(); <text:line-break/>&lt;/script&gt; <text:line-break/>&lt;/head&gt; &lt;body&gt; &lt;/body&gt; <text:line-break/>&lt;/html&gt;</text:p>
      <text:h text:style-name="Heading_20_1" text:outline-level="1">(3) Plugin API / events – baby steps</text:h>
      <text:p text:style-name="Standard">vim /usr/share/ovirt-engine/ui-plugins/hello-files/start.html</text:p>
      <text:p text:style-name="Code_20_Block">var api = parent.pluginApi('HelloWorld'); <text:line-break/>var config = api.configObject();<text:line-break/>api.register({ <text:line-break/><text:tab/>UiInit: function() { <text:line-break/><text:tab/><text:tab/>api.addMainTab('oVirt Tab', 'ovirt-tab', config.oVirtLink);<text:line-break/><text:tab/>},<text:line-break/><text:tab/>UserLogin: function(userName) {<text:line-break/><text:tab/><text:tab/>window.alert('Welcome to Web Admin, ' + userName);<text:line-break/><text:tab/>}<text:line-break/>}); <text:line-break/>api.ready();</text:p>
      <text:h text:style-name="Heading_20_1" text:outline-level="1"><text:soft-page-break/>(4) Plugin API / events – advanced steps</text:h>
      <text:p text:style-name="Standard">vim /usr/share/ovirt-engine/ui-plugins/hello-files/start.html</text:p>
      <text:p text:style-name="Code_20_Block">var api = parent.pluginApi('HelloWorld'); <text:line-break/>var config = api.configObject();<text:line-break/>api.register({ <text:line-break/><text:tab/>UiInit: function() { <text:line-break/><text:tab/><text:tab/>api.addSubTab('Host', 'My Host Sub Tab', 'my-host-subtab', '');<text:line-break/><text:tab/><text:tab/>api.setTabAccessible('my-host-subtab', false);<text:line-break/><text:tab/><text:tab/>api.addMainTabActionButton('VirtualMachine', 'Show VM Name', { <text:line-break/><text:tab/><text:tab/><text:tab/>onClick: function() { <text:line-break/><text:tab/><text:tab/><text:tab/><text:tab/>window.alert(arguments[0].name);<text:line-break/><text:tab/><text:tab/><text:tab/>},<text:line-break/><text:tab/><text:tab/><text:tab/>isEnabled: function() {<text:line-break/><text:tab/><text:tab/><text:tab/><text:tab/>return arguments.length == 1;<text:line-break/><text:tab/><text:tab/><text:tab/>}<text:line-break/><text:tab/><text:tab/>});<text:line-break/><text:tab/>},<text:line-break/><text:tab/>HostSelectionChange: function() {<text:line-break/><text:tab/><text:tab/>if (arguments.length == 1) {<text:line-break/><text:tab/><text:tab/><text:tab/>var name = arguments[0].name;<text:line-break/><text:tab/><text:tab/><text:tab/>var url = config.oVirtLink + '?search=' + encodeURIComponent(name);<text:line-break/><text:tab/><text:tab/><text:tab/>api.setTabContentUrl('my-host-subtab', url); <text:line-break/><text:tab/><text:tab/><text:tab/>api.setTabAccessible('my-host-subtab', true);<text:line-break/><text:tab/><text:tab/>} else {<text:line-break/><text:tab/><text:tab/><text:tab/>api.setTabAccessible('my-host-subtab', false);<text:line-break/><text:tab/><text:tab/>}<text:line-break/><text:tab/>}<text:line-break/>}); <text:line-break/>api.ready(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de_20_Block" style:display-name="Code Block" style:family="paragraph" style:parent-style-name="Standard" style:next-style-name="Standard" style:auto-update="true" style:master-page-name="">
      <style:paragraph-properties fo:margin-left="0.3in" fo:margin-right="0in" fo:margin-top="0.1in" fo:margin-bottom="0.1in" fo:text-indent="0in" style:auto-text-indent="false" style:page-number="auto" fo:background-color="transparent" fo:padding="0.0201in" fo:border="0.0071in solid #000000" style:shadow="none">
        <style:tab-stops>
          <style:tab-stop style:position="0.25in"/>
          <style:tab-stop style:position="0.5in"/>
          <style:tab-stop style:position="0.75in"/>
          <style:tab-stop style:position="1in"/>
        </style:tab-stops>
        <style:background-image/>
      </style:paragraph-properties>
      <style:text-properties style:font-name="Liberation Mono" fo:font-size="10pt" style:font-weight-asian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jtech Szocs</meta:initial-creator>
    <meta:creation-date>2013-01-02T20:39:50</meta:creation-date>
    <dc:date>2013-01-04T22:31:27</dc:date>
    <dc:creator>Vojtech Szocs</dc:creator>
    <meta:editing-duration>PT25M20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2" meta:paragraph-count="17" meta:word-count="187" meta:character-count="2028"/>
  </office:meta>
</office:document-meta>
</file>